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face style:name="Arial2"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Courier New1" fo:font-size="10pt" style:font-name-asian="Courier New1" style:font-size-asian="10pt" style:font-name-complex="Courier New1" style:font-size-complex="10pt"/>
    </style:style>
    <style:style style:name="P3" style:family="paragraph" style:parent-style-name="Standard" style:list-style-name="">
      <style:paragraph-properties style:text-autospace="none"/>
      <style:text-properties style:font-name="Courier New1" fo:font-size="10pt" style:font-name-asian="Courier New1" style:font-size-asian="10pt" style:font-name-complex="Courier New1" style:font-size-complex="10pt"/>
    </style:style>
    <style:style style:name="P4" style:family="paragraph" style:parent-style-name="Standard" style:list-style-name="">
      <style:paragraph-properties fo:text-align="justify" style:justify-single-word="false" style:text-autospace="none"/>
      <style:text-properties style:font-name="Courier New1" fo:font-size="10pt" style:font-name-asian="Courier New1" style:font-size-asian="10pt" style:font-name-complex="Courier New1" style:font-size-complex="10pt"/>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fo:break-before="page" style:text-autospace="none"/>
    </style:style>
    <style:style style:name="P7" style:family="paragraph" style:parent-style-name="Text_20_body" style:list-style-name="L3"/>
    <style:style style:name="P8" style:family="paragraph" style:parent-style-name="Text_20_body" style:list-style-name="L6"/>
    <style:style style:name="P9" style:family="paragraph" style:parent-style-name="Text_20_body" style:list-style-name="L7"/>
    <style:style style:name="P10" style:family="paragraph" style:parent-style-name="code" style:list-style-name="L3"/>
    <style:style style:name="P11" style:family="paragraph" style:parent-style-name="code" style:list-style-name="L3">
      <style:text-properties fo:color="#cc9900" style:font-name="Consolas" fo:font-weight="bold" style:font-weight-asian="bold" style:font-weight-complex="bold"/>
    </style:style>
    <style:style style:name="P12" style:family="paragraph" style:parent-style-name="code"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0pt" fo:language="en" fo:country="none" fo:font-weight="normal" style:font-size-asian="10pt" style:font-weight-asian="normal" style:font-name-complex="Courier New" style:font-size-complex="10pt" style:font-weight-complex="normal"/>
    </style:style>
    <style:style style:name="T4" style:family="text">
      <style:text-properties fo:font-size="10pt" fo:language="en" fo:country="none" style:font-size-asian="10pt" style:font-name-complex="Courier New" style:font-size-complex="10pt"/>
    </style:style>
    <style:style style:name="T5" style:family="text">
      <style:text-properties fo:color="#cc9900" style:font-name="Consolas" fo:font-size="10pt" fo:language="en" fo:country="none" fo:font-weight="bold" style:font-size-asian="10pt" style:font-weight-asian="bold" style:font-name-complex="Courier New" style:font-size-complex="10pt" style:font-weight-complex="bold"/>
    </style:style>
    <style:style style:name="T6" style:family="text">
      <style:text-properties fo:color="#0000ff"/>
    </style:style>
    <style:style style:name="T7" style:family="text">
      <style:text-properties fo:color="#000000"/>
    </style:style>
    <style:style style:name="T8" style:family="text">
      <style:text-properties fo:color="#000000" style:font-name="Courier New1" fo:font-size="10pt" style:font-name-asian="Courier New1" style:font-size-asian="10pt" style:font-name-complex="Courier New1" style:font-size-complex="10pt"/>
    </style:style>
    <style:style style:name="T9" style:family="text">
      <style:text-properties fo:color="#a020f0"/>
    </style:style>
    <style:style style:name="T10" style:family="text">
      <style:text-properties fo:color="#a020f0" style:font-name="Courier New1" fo:font-size="10pt" style:font-name-asian="Courier New1" style:font-size-asian="10pt" style:font-name-complex="Courier New1" style:font-size-complex="10pt"/>
    </style:style>
    <style:style style:name="T11" style:family="text">
      <style:text-properties fo:color="#006600"/>
    </style:style>
    <style:style style:name="T12" style:family="text">
      <style:text-properties fo:color="#006600" style:font-name="Courier New1" fo:font-size="10pt" style:font-name-asian="Courier New1" style:font-size-asian="10pt" style:font-name-complex="Courier New1" style:font-size-complex="10pt"/>
    </style:style>
    <style:style style:name="T13" style:family="text">
      <style:text-properties fo:color="#80808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instructions</text:h>
      <text:h text:style-name="Heading_20_3" text:outline-level="3">Install ImageMagick</text:h>
      <text:p text:style-name="Standard">Download and install ImageMagick from <text:a xlink:type="simple" xlink:href="http://www.imagemagick.org/script/binary-releases.php" text:style-name="Internet_20_link" text:visited-style-name="Visited_20_Internet_20_Link">http://www.imagemagick.org/script/binary-releases.php</text:a>.</text:p>
      <text:p text:style-name="Standard">I used the &lt;ImageMagick-6.9.3-7-Q16-x64-dll.exe&gt; for windows 10 which provides an installer.</text:p>
      <text:p text:style-name="Standard">Follow installation instruction.</text:p>
      <text:h text:style-name="Heading_20_3" text:outline-level="3">Install JXRLIB</text:h>
      <text:p text:style-name="Standard"><text:s/>Dowlnoad jxrlib from <text:a xlink:type="simple" xlink:href="https://jxrlib.codeplex.com/" text:style-name="Internet_20_link" text:visited-style-name="Visited_20_Internet_20_Link">https://jxrlib.codeplex.com/</text:a>. Next unpack the files. Its a source distribution and you need to compile them yourself. There are to ways to do this. </text:p>
      <text:list xml:id="list5765371390904191426" text:style-name="L1">
        <text:list-item>
          <text:list>
            <text:list-item>
              <text:list>
                <text:list-item>
                  <text:p text:style-name="P1">open the visual studio solution located in the <text:s/>&lt;jxrencoderdecoder&gt; folder and simply compile it with <text:s/>visual studio.</text:p>
                </text:list-item>
                <text:list-item>
                  <text:p text:style-name="P1">Compile it with the makefile located <text:s/>in the root</text:p>
                </text:list-item>
              </text:list>
            </text:list-item>
          </text:list>
        </text:list-item>
      </text:list>
      <text:p text:style-name="Standard">I used the first method.</text:p>
      <text:h text:style-name="Heading_20_3" text:outline-level="3">Add Path variables</text:h>
      <text:p text:style-name="Text_20_body">For the jxrlib the executables should be located in the folder or in a subfolder where it was compiled. There should be two executables. One is called “JXREncApp” and one called “JXRDecApp”. Copy them to the installation directory of ImageMagick where the other needed executables like “convert” are located. Now we can set the Path environment variable to the installation directory of image magick and it will find all the programs needed for compression. So simply add the path of the installation directory to the path environment variable.</text:p>
      <text:h text:style-name="Heading_20_3" text:outline-level="3">Use of applications</text:h>
      <text:p text:style-name="Text_20_body">Now that the programs are known u can test them from the command line and in the following two chapters I will briefly introduce the commands and the parameters we might use, for further details look at the documentation. </text:p>
      <text:h text:style-name="Heading_20_2" text:outline-level="2">Use of JXRLIB</text:h>
      <text:p text:style-name="Text_20_body">For encoding or decoding JPEG XR the JXRLIB will be used for all other purposes ImageMagicks convert tool will be used. Note that JXRLIB only supports limited number of input format. In our case we will use the bmp format 24bit bgr.</text:p>
      <text:p text:style-name="Text_20_body"><text:s/>I will briefly introduce the commands and the parameters we might use, for further details look at the documentation.</text:p>
      <text:list xml:id="list5050569259019691846" text:style-name="L3">
        <text:list-item>
          <text:p text:style-name="P7">encode a <text:s/>24bit BGR Bitmap to JPEG XR with default parameters</text:p>
          <text:p text:style-name="P10">jxrencapp -i &lt;path\to\file\image.bmp&gt; -o &lt;path\to\newfile\image.jxr&gt;</text:p>
        </text:list-item>
        <text:list-item>
          <text:p text:style-name="P7">there are three parameters that influence the filesize/compressionrate</text:p>
          <text:list>
            <text:list-item>
              <text:p text:style-name="P7"><text:span text:style-name="T1">-q</text:span> quality[0.0-1.0] or quantization[1-255] default 1.0 = lossless, 1 = lossless</text:p>
            </text:list-item>
            <text:list-item>
              <text:p text:style-name="P7">-d <text:span text:style-name="T2">chroma subsampling [0-3] 0 = intensity only, 1 = </text:span><text:span text:style-name="T3">YCoCg 4:4:4 (default)</text:span></text:p>
            </text:list-item>
            <text:list-item>
              <text:p text:style-name="P7">-l<text:span text:style-name="T3"> overlapping [0-2] 0 = No overlapping, 1 = 1 level overlapping(default) , 2 = 2 level overlapping. </text:span></text:p>
            </text:list-item>
          </text:list>
          <text:p text:style-name="P7"><text:soft-page-break/><text:span text:style-name="T5">jxrencapp -i &lt;path\to\file\image.bmp&gt; -o &lt;path\to\newfile\image.jxr&gt; -q &lt;?&gt; -d &lt;?&gt; -l&lt;?&gt;</text:span></text:p>
        </text:list-item>
        <text:list-item>
          <text:p text:style-name="P7"><text:span text:style-name="T3">to decode it simply follow the same syntax but with different additional controll parameters mostly not that important, i will not discuss but rather refer to the documentation.</text:span></text:p>
          <text:p text:style-name="P11"><text:span text:style-name="T4">jxrencapp -i &lt;path\to\file\image.jxr&gt; -o &lt;path\to\newfile\image.bmp&gt;</text:span></text:p>
        </text:list-item>
      </text:list>
      <text:h text:style-name="Heading_20_2" text:outline-level="2">Use of ImageMagick</text:h>
      <text:p text:style-name="Text_20_body">Image magick may be used to compress between other needed formats(JPEG, JPEG 200 and BMP).</text:p>
      <text:p text:style-name="Text_20_body"/>
      <text:list xml:id="list3830730558099652054" text:style-name="L6">
        <text:list-item>
          <text:p text:style-name="P8">JPEG conversion</text:p>
          <text:list>
            <text:list-item>
              <text:p text:style-name="P8"><text:span text:style-name="T1">-quality luminance,chrominance</text:span> JPEG compression level</text:p>
            </text:list-item>
            <text:list-item>
              <text:p text:style-name="P8"><text:span text:style-name="T1">-define jpeg:extent=value</text:span> to restrict filesize</text:p>
            </text:list-item>
          </text:list>
          <text:p text:style-name="P12"><text:span text:style-name="T5">convert &lt;path\to\file\image.bmp&gt; &lt;path\to\newfile\image.jpg&gt; -qaulity 90,70 -define jpeg:extent=400KB</text:span></text:p>
        </text:list-item>
        <text:list-item>
          <text:p text:style-name="P8">JPEG 2000</text:p>
          <text:list>
            <text:list-item>
              <text:p text:style-name="P8"><text:span text:style-name="T1">-define jp2:rate=value</text:span> define the compression rate</text:p>
            </text:list-item>
          </text:list>
          <text:p text:style-name="P8"><text:span text:style-name="T5">convert &lt;path\to\file\image.bmp&gt; &lt;path\to\newfile\image.jpg&gt; -define jp2:rate=0.9</text:span></text:p>
        </text:list-item>
      </text:list>
      <text:p text:style-name="Text_20_body">there are many other detailed options all listed at <text:a xlink:type="simple" xlink:href="http://www.imagemagick.org/script/command-line-options.php#define" text:style-name="Internet_20_link" text:visited-style-name="Visited_20_Internet_20_Link">http://www.imagemagick.org/script/command-line-options.php#define</text:a></text:p>
      <text:h text:style-name="Heading_20_3" text:outline-level="3">Use of the tools in side Matlab</text:h>
      <text:p text:style-name="Text_20_body">Inside Matlab it is possible to call c-functions. The easiest way is to open matlab and edit a new file ending with .c. Matlab uses the mex-compiler to run c files. To implement a function <text:s/>which will be visible to matlab it has to implement a entrypoint function called mexFunction as shown in the example. You also need to include the mex.h and most likeley the matrix.h headers. If you take a look at the example below you can make out the parameters of the function.</text:p>
      <text:p text:style-name="Text_20_body">Obviously these parameters allow the information transport from and to matlab. I will not discuss how to parse these parameters or to return information back to matlab, there is huge documentation on the official site. But I will shortly show how to call the tools from within c.</text:p>
      <text:p text:style-name="P5">The example shows how the parameters are formated to a string, and <text:s/>by simply passing the string to the system function, the string is getting executed as it would from the command line.</text:p>
      <text:p text:style-name="P5">To call the function from within matlab you have to compile it with the mex command and the filename of the .c file with the mexFunction entrypoint. It then uses an available c compiler to compile it. Now if you want to call your function which may be located in the file called foo.c then youi can simply call it like :</text:p>
      <text:p text:style-name="P5"><text:tab/>foo(varargs in)</text:p>
      <text:p text:style-name="P5">from matlab.</text:p>
      <text:p text:style-name="P6"/>
      <text:p text:style-name="P5"><text:span text:style-name="T13">#include </text:span><text:span text:style-name="T10">"stdio.h” <text:tab/><text:tab/></text:span><text:span text:style-name="T12">//needed for snprintf and system function</text:span></text:p>
      <text:p text:style-name="P5"><text:span text:style-name="T13">#include </text:span><text:span text:style-name="T10">"mex.h”<text:tab/><text:tab/></text:span><text:span text:style-name="T12">//needed in the c file to now its use for matlab</text:span></text:p>
      <text:p text:style-name="P5"><text:span text:style-name="T13">#include </text:span><text:span text:style-name="T10">"matrix.h”<text:tab/><text:tab/></text:span><text:span text:style-name="T12">//contains most of the matlab types</text:span></text:p>
      <text:p text:style-name="P5"/>
      <text:p text:style-name="P2"><text:span text:style-name="T6">void</text:span><text:span text:style-name="T7"> mexFunction(<text:tab/></text:span><text:span text:style-name="T6">int</text:span><text:span text:style-name="T7"> <text:tab/><text:tab/><text:tab/>nlhs,<text:tab/><text:tab/></text:span><text:span text:style-name="T11">//number of output arguments</text:span></text:p>
      <text:p text:style-name="P2"><text:span text:style-name="T7"><text:tab/><text:tab/><text:tab/>mxArray <text:tab/><text:tab/>*plhs[],<text:tab/></text:span><text:span text:style-name="T11">//output arguments</text:span></text:p>
      <text:p text:style-name="P4"><text:span text:style-name="T7"><text:s text:c="17"/><text:tab/></text:span><text:span text:style-name="T6">int</text:span><text:span text:style-name="T7"> <text:tab/><text:tab/><text:tab/>nrhs,<text:tab/><text:tab/></text:span><text:span text:style-name="T11">//number of input arguments</text:span></text:p>
      <text:p text:style-name="P3"><text:span text:style-name="T7"><text:tab/><text:tab/><text:tab/>const mxArray <text:tab/>*prhs[])<text:tab/></text:span><text:span text:style-name="T11">//output arguments</text:span></text:p>
      <text:p text:style-name="P3"><text:span text:style-name="T7">{</text:span></text:p>
      <text:p text:style-name="P3"><text:span text:style-name="T7"><text:tab/></text:span><text:span text:style-name="T11">// parse arguments here</text:span></text:p>
      <text:p text:style-name="P3"><text:span text:style-name="T7"><text:tab/>…</text:span></text:p>
      <text:p text:style-name="P3"><text:span text:style-name="T7"><text:tab/>char in[40], out[40];</text:span></text:p>
      <text:p text:style-name="P3"><text:span text:style-name="T7"><text:tab/>in = <text:tab/>…;</text:span></text:p>
      <text:p text:style-name="P3"><text:span text:style-name="T7"><text:tab/>out = …;</text:span></text:p>
      <text:p text:style-name="P3"><text:span text:style-name="T7"><text:tab/>…</text:span></text:p>
      <text:p text:style-name="P3"><text:span text:style-name="T7"><text:tab/></text:span><text:span text:style-name="T11">// format ImageMagick convert command to execute using the buffer</text:span></text:p>
      <text:p text:style-name="P3"><text:span text:style-name="T7"><text:tab/>char buffer[128];</text:span></text:p>
      <text:p text:style-name="P3"><text:span text:style-name="T7"><text:s text:c="6"/>snprintf(buffer, 128,</text:span><text:span text:style-name="T9">"convert %s %s"</text:span><text:span text:style-name="T7">, in, out);</text:span></text:p>
      <text:p text:style-name="P3"><text:span text:style-name="T8"/></text:p>
      <text:p text:style-name="P3"><text:span text:style-name="T7"><text:tab/></text:span><text:span text:style-name="T11">//call a executable with the command in the buffer</text:span></text:p>
      <text:p text:style-name="P3"><text:span text:style-name="T7"><text:s text:c="6"/>system(buffer);</text:span></text:p>
      <text:p text:style-name="P3"><text:span text:style-name="T7"><text:tab/></text:span></text:p>
      <text:p text:style-name="P3"><text:span text:style-name="T7"><text:tab/></text:span><text:span text:style-name="T11">//same again with the jxrlib jxrencapp</text:span></text:p>
      <text:p text:style-name="P3"><text:span text:style-name="T7"><text:s text:c="6"/>snprintf(buffer, 128,</text:span><text:span text:style-name="T9">"jxrencapp -i %s -o %s"</text:span><text:span text:style-name="T7">,in,out);</text:span></text:p>
      <text:p text:style-name="P3"><text:span text:style-name="T7"><text:tab/>system();<text:tab/></text:span></text:p>
      <text:p text:style-name="P3"><text:span text:style-name="T7">}</text:span></text:p>
      <text:p text:style-name="P3"><text:span text:style-name="T7"/></text:p>
      <text:h text:style-name="Heading_20_3" text:outline-level="3"><text:span text:style-name="T7">Workflow</text:span></text:h>
      <text:p text:style-name="P3"><text:span text:style-name="T7">To work with the data we need to access pixeldata at specific positions. This is not directly possible with compressed images. To be able to work with images in matlab we have to first convert them to the file format needed, then convert them to bitmap images so that we can load it into matlab and access the raw data.</text:span></text:p>
      <text:p text:style-name="P3"><text:span text:style-name="T7"/></text:p>
      <text:p text:style-name="P3"><text:span text:style-name="T7"/></text:p>
      <text:h text:style-name="Heading_20_3" text:outline-level="3"><text:span text:style-name="T7">Todo</text:span></text:h>
      <text:list xml:id="list3844867885279531097" text:style-name="L7">
        <text:list-item>
          <text:p text:style-name="P9"><text:span text:style-name="T7">As you see from the doc there are many different settings for the different formats, maybe someone should a detailed look onto these options, specially the one that I have not listed and what are important for the compression.</text:span></text:p>
        </text:list-item>
        <text:list-item>
          <text:p text:style-name="P9"><text:span text:style-name="T7">Check out the VLFeat software and try to set it up.</text:span></text:p>
        </text:list-item>
        <text:list-item>
          <text:p text:style-name="P9"><text:span text:style-name="T7">Add any resources and documen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face style:name="Arial2"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de" style:family="paragraph" style:parent-style-name="Text_20_body" style:class="text">
      <style:text-properties fo:color="#cc9900" style:font-name="Consolas" fo:font-size="10pt" fo:font-weight="bold" style:font-size-asian="10pt" style:font-weight-asian="bold" style:font-size-complex="10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0T16:16:42.21</meta:creation-date>
    <dc:date>2016-03-20T18:43:15.48</dc:date>
    <meta:editing-duration>PT3M24S</meta:editing-duration>
    <meta:editing-cycles>2</meta:editing-cycles>
    <meta:generator>OpenOffice/4.1.2$Win32 OpenOffice.org_project/412m3$Build-9782</meta:generator>
    <meta:document-statistic meta:table-count="0" meta:image-count="0" meta:object-count="0" meta:page-count="3" meta:paragraph-count="73" meta:word-count="937" meta:character-count="5916"/>
  </office:meta>
</office:document-meta>
</file>